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Considering that the amount of information offered by an atlas is one the most important characteristics of a digital atlas, we found that the most useful digital atlas from the list was the one offered by the Natural Earth Data Site: <text:a xlink:type="simple" xlink:href="http://www.naturalearthdata.com/">http://www.naturalearthdata.com/</text:a>. </text:p>
      <text:p text:style-name="Standard"><text:tab/>We found it very interesting that the data offered by this website is categorized regarding the level of detail, basically the scale at which the data is offered. Thus, when needed, the users can select the level of precision they need for their queries and work with a single data set for one characteristic, instead of looking in different places for the information they need. There are also three data themes: cultural vector data themes, physical vector data themes and raster data themes so that it is easier to browse through the entire collection.</text:p>
      <text:p text:style-name="Standard"><text:tab/>The website uses the geographic coordinate system together with the WGS84 datum so that all information have the same reference and are linked. Another important aspect was the possibility of previewing the data and its metadata before the download.</text:p>
      <text:p text:style-name="Standard"><text:tab/>Using the data downloaded from <text:a xlink:type="simple" xlink:href="http://www.naturalearthdata.com/">http://www.naturalearthdata.com/</text:a>, we designed a map that focuses on presenting different transportation means and the urban areas. For this, we downloaded the following shapefiles from the Natural Earth Data Website, focusing on large scale data: 10m_coastline.shp, 10m_ocean.shp, 10m_railroads.shp, 10m_roads.shp, 10m_urban_areas.shp.</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30T13:11:13.65</meta:creation-date>
    <dc:date>2012-08-30T14:05:33.70</dc:date>
    <meta:editing-duration>PT8M29S</meta:editing-duration>
    <meta:editing-cycles>1</meta:editing-cycles>
    <meta:document-statistic meta:table-count="0" meta:image-count="0" meta:object-count="0" meta:page-count="1" meta:paragraph-count="4" meta:word-count="219" meta:character-count="1443" meta:non-whitespace-character-count="1223"/>
    <meta:generator>LibreOffice/3.5$Windows_x86 LibreOffice_project/281b639-6baa1d3-ef66a77-d866f25-f36d45f</meta:generator>
  </office:meta>
</office:document-meta>
</file>